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682cm"/>
    </style:style>
    <style:style style:name="co2" style:family="table-column">
      <style:table-column-properties fo:break-before="auto" style:column-width="7.08cm"/>
    </style:style>
    <style:style style:name="co3" style:family="table-column">
      <style:table-column-properties fo:break-before="auto" style:column-width="9.259cm"/>
    </style:style>
    <style:style style:name="co4" style:family="table-column">
      <style:table-column-properties fo:break-before="auto" style:column-width="7.571cm"/>
    </style:style>
    <style:style style:name="co5" style:family="table-column">
      <style:table-column-properties fo:break-before="auto" style:column-width="3.24cm"/>
    </style:style>
    <style:style style:name="co6" style:family="table-column">
      <style:table-column-properties fo:break-before="auto" style:column-width="1.062cm"/>
    </style:style>
    <style:style style:name="co7" style:family="table-column">
      <style:table-column-properties fo:break-before="auto" style:column-width="0.843cm"/>
    </style:style>
    <style:style style:name="co8" style:family="table-column">
      <style:table-column-properties fo:break-before="auto" style:column-width="0.924cm"/>
    </style:style>
    <style:style style:name="co9" style:family="table-column">
      <style:table-column-properties fo:break-before="auto" style:column-width="2.258cm"/>
    </style:style>
    <style:style style:name="co10" style:family="table-column">
      <style:table-column-properties fo:break-before="auto" style:column-width="0.898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row table:style-name="ro1">
          <table:table-cell table:number-columns-repeated="2" office:value-type="string" calcext:value-type="string">
            <text:p>BC Forged Wheels</text:p>
          </table:table-cell>
          <table:table-cell office:value-type="float" office:value="0" calcext:value-type="float">
            <text:p>0</text:p>
          </table:table-cell>
          <table:table-cell office:value-type="string" calcext:value-type="string">
            <text:p>/BCWheels/HC053S-CBMBX.jpg</text:p>
          </table:table-cell>
          <table:table-cell office:value-type="string" calcext:value-type="string">
            <text:p>&lt;div class='infobox_container'&gt;</text:p>
            <text:p/>
            <text:p> &lt;div class='infobox halfbox'&gt;</text:p>
            <text:p>  &lt;h2&gt;All prices are fully inclusive&lt;/h2&gt;</text:p>
            <text:p>  &lt;p&gt;All of the prices of BC Forged Wheels on this website are fully inclusive.&lt;/p&gt;</text:p>
            <text:p>  &lt;p&gt;That means that all Shipping Charges&amp;#44; Insurance&amp;#44; Customs Import Duty and GST are all included in the price&amp;#44; there is absolutely nothing else to pay!&lt;/p&gt;</text:p>
            <text:p>  &lt;p&gt;And when we say that shipping is included&amp;#44; we mean right to your front door.&lt;/p&gt;</text:p>
            <text:p> &lt;/div&gt;</text:p>
            <text:p/>
            <text:p> &lt;div class='infobox halfbox'&gt;</text:p>
            <text:p>  &lt;h2&gt;Find Out More&lt;/h2&gt;</text:p>
            <text:p>  &lt;p&gt;If you would like to learn about:&lt;/p&gt;</text:p>
            <text:p>  &lt;ul class='infobox_list'&gt;</text:p>
            <text:p>   &lt;li&gt;Cast vs Forged Wheels&lt;li&gt;</text:p>
            <text:p>   &lt;li&gt;Why Weight is so important&lt;/li&gt;</text:p>
            <text:p>   &lt;li&gt;How BC Forged Wheels are made&lt;/li&gt;</text:p>
            <text:p>  &lt;/ul&gt;</text:p>
            <text:p>  &lt;p&gt;Then please visit&lt;/p&gt;</text:p>
            <text:p>  &lt;a class='tpbutton'&gt;BC Forged Wheels Info&lt;/a&gt;</text:p>
            <text:p> &lt;/div&gt;</text:p>
            <text:p/>
            <text:p> &lt;div class='infobox halfbox'&gt;</text:p>
            <text:p>  &lt;h2&gt;Custom Made to Order&lt;/h2&gt;</text:p>
            <text:p>  &lt;p&gt;All BC Forged Wheels are custom-made to your specifications.&lt;/p&gt;</text:p>
            <text:p>  &lt;p&gt;You specify all dimensions and options for your wheels&amp;#44; and then once your order is placed&amp;#44; your wheels will be on your doorstep within 30 days!&lt;/p&gt;</text:p>
            <text:p> &lt;/div&gt;</text:p>
            <text:p/>
            <text:p> &lt;div class='infobox halfbox'&gt;</text:p>
            <text:p>  &lt;h2&gt;Many Styles and Colours&lt;/h2&gt;</text:p>
            <text:p>  &lt;p&gt;Each Series presented below has a range of styles available&amp;#44; not just the style shown in the picture&lt;/p&gt;</text:p>
            <text:p>  &lt;p&gt;Each style of wheel has a wide range of colour and finishing options available&lt;/p&gt;</text:p>
            <text:p> &lt;/div&gt;</text:p>
            <text:p/>
            <text:p/>
            <text:p>&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L Series</text:p>
          </table:table-cell>
          <table:table-cell table:number-columns-repeated="2" office:value-type="string" calcext:value-type="string">
            <text:p>BL Series</text:p>
          </table:table-cell>
          <table:table-cell office:value-type="string" calcext:value-type="string">
            <text:p>/BCWheels/BL01.jpg</text:p>
          </table:table-cell>
          <table:table-cell office:value-type="string" calcext:value-type="string">
            <text:p>&lt;div class='infobox fullbox bcfwtitle'&gt;&lt;h3&gt;B Type | BL Series&lt;/h3&gt;&lt;h3&gt;Deep Concave Design with Maximum Spoke&lt;/h3&gt;&lt;/div&gt;</text:p>
          </table:table-cell>
          <table:table-cell table:number-columns-repeated="3" office:value-type="string" calcext:value-type="string">
            <text:p>\N</text:p>
          </table:table-cell>
          <table:table-cell office:value-type="float" office:value="160" calcext:value-type="float">
            <text:p>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S Series</text:p>
          </table:table-cell>
          <table:table-cell table:number-columns-repeated="2" office:value-type="string" calcext:value-type="string">
            <text:p>BS Series</text:p>
          </table:table-cell>
          <table:table-cell office:value-type="string" calcext:value-type="string">
            <text:p>/BCWheels/BS01.jpg</text:p>
          </table:table-cell>
          <table:table-cell office:value-type="string" calcext:value-type="string">
            <text:p>&lt;div class='infobox fullbox bcfwtitle'&gt;&lt;h3&gt;B Type | BS Series&lt;/h3&gt;&lt;h3&gt;Exclusive Sport Design&lt;/h3&gt;&lt;/div&gt;</text:p>
          </table:table-cell>
          <table:table-cell table:number-columns-repeated="3" office:value-type="string" calcext:value-type="string">
            <text:p>\N</text:p>
          </table:table-cell>
          <table:table-cell office:value-type="float" office:value="120" calcext:value-type="float">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X Series</text:p>
          </table:table-cell>
          <table:table-cell table:number-columns-repeated="2" office:value-type="string" calcext:value-type="string">
            <text:p>BX Series</text:p>
          </table:table-cell>
          <table:table-cell office:value-type="string" calcext:value-type="string">
            <text:p>/BCWheels/BX04.jpg</text:p>
          </table:table-cell>
          <table:table-cell office:value-type="string" calcext:value-type="string">
            <text:p>&lt;div class='infobox fullbox bcfwtitle'&gt;&lt;h3&gt;B Type | BX Series&lt;/h3&gt;&lt;h3&gt;Exotic Concave Design&lt;/h3&gt;&lt;/div&gt;</text:p>
          </table:table-cell>
          <table:table-cell table:number-columns-repeated="3" office:value-type="string" calcext:value-type="string">
            <text:p>\N</text:p>
          </table:table-cell>
          <table:table-cell office:value-type="float" office:value="200" calcext:value-type="float">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X-J Series</text:p>
          </table:table-cell>
          <table:table-cell table:number-columns-repeated="2" office:value-type="string" calcext:value-type="string">
            <text:p>BX-J Series</text:p>
          </table:table-cell>
          <table:table-cell office:value-type="string" calcext:value-type="string">
            <text:p>/BCWheels/BX-J62.jpg</text:p>
          </table:table-cell>
          <table:table-cell office:value-type="string" calcext:value-type="string">
            <text:p>&lt;div class='infobox fullbox bcfwtitle'&gt;&lt;h3&gt;B Type | BX-J Series&lt;/h3&gt;&lt;h3&gt;Exotic Concave Design&lt;/h3&gt;&lt;/div&gt;</text:p>
          </table:table-cell>
          <table:table-cell table:number-columns-repeated="3" office:value-type="string" calcext:value-type="string">
            <text:p>\N</text:p>
          </table:table-cell>
          <table:table-cell office:value-type="float" office:value="210" calcext:value-type="float">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FJ Series</text:p>
          </table:table-cell>
          <table:table-cell table:number-columns-repeated="2" office:value-type="string" calcext:value-type="string">
            <text:p>FJ Series</text:p>
          </table:table-cell>
          <table:table-cell office:value-type="string" calcext:value-type="string">
            <text:p>/BCWheels/FJ08.jpg</text:p>
          </table:table-cell>
          <table:table-cell office:value-type="string" calcext:value-type="string">
            <text:p>&lt;div class='infobox fullbox bcfwtitle'&gt;&lt;h3&gt;B Type | FJ Series&lt;/h3&gt;&lt;h3&gt;Advance Sport Design&lt;/h3&gt;&lt;/div&gt;</text:p>
          </table:table-cell>
          <table:table-cell table:number-columns-repeated="3" office:value-type="string" calcext:value-type="string">
            <text:p>\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 Series</text:p>
          </table:table-cell>
          <table:table-cell table:number-columns-repeated="2" office:value-type="string" calcext:value-type="string">
            <text:p>HB Series</text:p>
          </table:table-cell>
          <table:table-cell office:value-type="string" calcext:value-type="string">
            <text:p>/BCWheels/HB09_-GBBBX.jpg</text:p>
          </table:table-cell>
          <table:table-cell office:value-type="string" calcext:value-type="string">
            <text:p>&lt;div class='infobox fullbox bcfwtitle'&gt;&lt;h3&gt;B Type | HB Series&lt;/h3&gt;&lt;h3&gt;Deep Concave Design with Maximum Spoke&lt;/h3&gt;&lt;/div&gt;</text:p>
          </table:table-cell>
          <table:table-cell table:number-columns-repeated="3" office:value-type="string" calcext:value-type="string">
            <text:p>\N</text:p>
          </table:table-cell>
          <table:table-cell office:value-type="float" office:value="140" calcext:value-type="float">
            <text:p>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R Series</text:p>
          </table:table-cell>
          <table:table-cell table:number-columns-repeated="2" office:value-type="string" calcext:value-type="string">
            <text:p>HB-R Series</text:p>
          </table:table-cell>
          <table:table-cell office:value-type="string" calcext:value-type="string">
            <text:p>/BCWheels/HB-R6.jpg</text:p>
          </table:table-cell>
          <table:table-cell office:value-type="string" calcext:value-type="string">
            <text:p>&lt;div class='infobox fullbox bcfwtitle'&gt;&lt;h3&gt;B Type | HB-R Series&lt;/h3&gt;&lt;h3&gt;Deep Concave Design with Maximum Spoke&lt;/h3&gt;&lt;/div&gt;</text:p>
          </table:table-cell>
          <table:table-cell table:number-columns-repeated="3" office:value-type="string" calcext:value-type="string">
            <text:p>\N</text:p>
          </table:table-cell>
          <table:table-cell office:value-type="float" office:value="190" calcext:value-type="float">
            <text:p>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S Series</text:p>
          </table:table-cell>
          <table:table-cell table:number-columns-repeated="2" office:value-type="string" calcext:value-type="string">
            <text:p>HB-S Series</text:p>
          </table:table-cell>
          <table:table-cell office:value-type="string" calcext:value-type="string">
            <text:p>/BCWheels/HB-S03_-MBX.jpg</text:p>
          </table:table-cell>
          <table:table-cell office:value-type="string" calcext:value-type="string">
            <text:p>&lt;div class='infobox fullbox bcfwtitle'&gt;&lt;h3&gt;B Type | HB-S Series&lt;/h3&gt;&lt;h3&gt;Deep Concave Design with Maximum Spoke&lt;/h3&gt;&lt;/div&gt;</text:p>
          </table:table-cell>
          <table:table-cell table:number-columns-repeated="3" office:value-type="string" calcext:value-type="string">
            <text:p>\N</text:p>
          </table:table-cell>
          <table:table-cell office:value-type="float" office:value="180" calcext:value-type="float">
            <text:p>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Z Series</text:p>
          </table:table-cell>
          <table:table-cell table:number-columns-repeated="2" office:value-type="string" calcext:value-type="string">
            <text:p>HB-Z Series</text:p>
          </table:table-cell>
          <table:table-cell office:value-type="string" calcext:value-type="string">
            <text:p>/BCWheels/HB-Z10.jpg</text:p>
          </table:table-cell>
          <table:table-cell office:value-type="string" calcext:value-type="string">
            <text:p>&lt;div class='infobox fullbox bcfwtitle'&gt;&lt;h3&gt;B Type | HB-Z Series&lt;/h3&gt;&lt;h3&gt;Deep Concave Design with Maximum Spoke&lt;/h3&gt;&lt;/div&gt;</text:p>
          </table:table-cell>
          <table:table-cell table:number-columns-repeated="3" office:value-type="string" calcext:value-type="string">
            <text:p>\N</text:p>
          </table:table-cell>
          <table:table-cell office:value-type="float" office:value="150" calcext:value-type="float">
            <text:p>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C Series</text:p>
          </table:table-cell>
          <table:table-cell table:number-columns-repeated="2" office:value-type="string" calcext:value-type="string">
            <text:p>HC Series</text:p>
          </table:table-cell>
          <table:table-cell office:value-type="string" calcext:value-type="string">
            <text:p>/BCWheels/HC040_-GBCOX.jpg</text:p>
          </table:table-cell>
          <table:table-cell office:value-type="string" calcext:value-type="string">
            <text:p>&lt;div class='infobox fullbox bcfwtitle'&gt;&lt;h3&gt;B Type | HC Series&lt;/h3&gt;&lt;h3&gt;Step Lip &amp;amp; Deep Concave Design&lt;/h3&gt;&lt;/div&gt;</text:p>
          </table:table-cell>
          <table:table-cell table:number-columns-repeated="3" office:value-type="string" calcext:value-type="string">
            <text:p>\N</text:p>
          </table:table-cell>
          <table:table-cell office:value-type="float" office:value="220" calcext:value-type="float">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CS Series</text:p>
          </table:table-cell>
          <table:table-cell table:number-columns-repeated="2" office:value-type="string" calcext:value-type="string">
            <text:p>HCS Series</text:p>
          </table:table-cell>
          <table:table-cell office:value-type="string" calcext:value-type="string">
            <text:p>/BCWheels/HCS03S.jpg</text:p>
          </table:table-cell>
          <table:table-cell office:value-type="string" calcext:value-type="string">
            <text:p>&lt;div class='infobox fullbox bcfwtitle'&gt;&lt;h3&gt;B Type | HCS Series&lt;/h3&gt;&lt;h3&gt;Step Lip &amp;amp; Deep Concave Design&lt;/h3&gt;&lt;/div&gt;</text:p>
          </table:table-cell>
          <table:table-cell table:number-columns-repeated="3" office:value-type="string" calcext:value-type="string">
            <text:p>\N</text:p>
          </table:table-cell>
          <table:table-cell office:value-type="float" office:value="230" calcext:value-type="float">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A Series</text:p>
          </table:table-cell>
          <table:table-cell table:number-columns-repeated="2" office:value-type="string" calcext:value-type="string">
            <text:p>RA Series</text:p>
          </table:table-cell>
          <table:table-cell office:value-type="string" calcext:value-type="string">
            <text:p>/BCWheels/RA01BX.jpg</text:p>
          </table:table-cell>
          <table:table-cell office:value-type="string" calcext:value-type="string">
            <text:p>&lt;div class='infobox fullbox bcfwtitle'&gt;&lt;h3&gt;C Type | RA Series&lt;/h3&gt;&lt;h3&gt;Track &amp;amp; Drift Design&lt;/h3&gt;&lt;/div&gt;</text:p>
          </table:table-cell>
          <table:table-cell table:number-columns-repeated="3" office:value-type="string" calcext:value-type="string">
            <text:p>\N</text:p>
          </table:table-cell>
          <table:table-cell office:value-type="float" office:value="110" calcext:value-type="float">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S Series</text:p>
          </table:table-cell>
          <table:table-cell table:number-columns-repeated="2" office:value-type="string" calcext:value-type="string">
            <text:p>RS Series</text:p>
          </table:table-cell>
          <table:table-cell office:value-type="string" calcext:value-type="string">
            <text:p>/BCWheels/RS40_-COX.jpg</text:p>
          </table:table-cell>
          <table:table-cell office:value-type="string" calcext:value-type="string">
            <text:p>&lt;div class='infobox fullbox bcfwtitle'&gt;&lt;h3&gt;1 Piece | RS Series&lt;/h3&gt;&lt;h3&gt;Forged Mono-block&lt;/h3&gt;&lt;/div&gt;</text:p>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T Series</text:p>
          </table:table-cell>
          <table:table-cell table:number-columns-repeated="2" office:value-type="string" calcext:value-type="string">
            <text:p>RT Series</text:p>
          </table:table-cell>
          <table:table-cell office:value-type="string" calcext:value-type="string">
            <text:p>/BCWheels/RT50.jpg</text:p>
          </table:table-cell>
          <table:table-cell office:value-type="string" calcext:value-type="string">
            <text:p>&lt;div class='infobox fullbox bcfwtitle'&gt;&lt;h3&gt;1 Piece | RT Series&lt;/h3&gt;&lt;h3&gt;Forged Mono-block&lt;/h3&gt;&lt;/div&gt;</text:p>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SN Series</text:p>
          </table:table-cell>
          <table:table-cell table:number-columns-repeated="2" office:value-type="string" calcext:value-type="string">
            <text:p>SN Series</text:p>
          </table:table-cell>
          <table:table-cell office:value-type="string" calcext:value-type="string">
            <text:p>/BCWheels/SN01_-MSGX.jpg</text:p>
          </table:table-cell>
          <table:table-cell office:value-type="string" calcext:value-type="string">
            <text:p>&lt;div class='infobox fullbox bcfwtitle'&gt;&lt;h3&gt;B Type | SN Series&lt;/h3&gt;&lt;h3&gt;H Beam Spoke Structure&lt;/h3&gt;&lt;/div&gt;</text:p>
          </table:table-cell>
          <table:table-cell table:number-columns-repeated="3" office:value-type="string" calcext:value-type="string">
            <text:p>\N</text:p>
          </table:table-cell>
          <table:table-cell office:value-type="float" office:value="130" calcext:value-type="float">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TM Series</text:p>
          </table:table-cell>
          <table:table-cell table:number-columns-repeated="2" office:value-type="string" calcext:value-type="string">
            <text:p>TM Series</text:p>
          </table:table-cell>
          <table:table-cell office:value-type="string" calcext:value-type="string">
            <text:p>/BCWheels/TM08-RMBX.jpg</text:p>
          </table:table-cell>
          <table:table-cell office:value-type="string" calcext:value-type="string">
            <text:p>&lt;div class='infobox fullbox bcfwtitle'&gt;&lt;h3&gt;B Type | TM Series&lt;/h3&gt;&lt;h3&gt;Advance Concave Design&lt;/h3&gt;&lt;/div&gt;</text:p>
          </table:table-cell>
          <table:table-cell table:number-columns-repeated="3" office:value-type="string" calcext:value-type="string">
            <text:p>\N</text:p>
          </table:table-cell>
          <table:table-cell office:value-type="float" office:value="170" calcext:value-type="float">
            <text:p>170</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C Racing Coilovers</text:p>
          </table:table-cell>
          <table:table-cell office:value-type="float" office:value="0" calcext:value-type="float">
            <text:p>0</text:p>
          </table:table-cell>
          <table:table-cell office:value-type="string" calcext:value-type="string">
            <text:p>/BC Wheels/BCRacingCoilover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luefin</text:p>
          </table:table-cell>
          <table:table-cell office:value-type="float" office:value="0" calcext:value-type="float">
            <text:p>0</text:p>
          </table:table-cell>
          <table:table-cell office:value-type="string" calcext:value-type="string">
            <text:p>/Superchips/bluefin_header.jpg</text:p>
          </table:table-cell>
          <table:table-cell office:value-type="string" calcext:value-type="string">
            <text:p>&lt;div class='infobox_container'&gt;&lt;div class='infobox halfbox'&gt;&lt;h2&gt;Looking for a Bluefin?&lt;/h2&gt;&lt;p&gt;The best way to find the right Bluefin for your car is to visit the &lt;a href=/FindStuffForMyCar&gt;Find Stuff For My Car&lt;/a&gt; section of our website&lt;/p&gt;&lt;/div&gt;&lt;div class='infobox halfbox'&gt;&lt;h2&gt;What is Bluefin and how does it work?&lt;/h2&gt;&lt;p&gt;Take a look at our &lt;a href=/BluefinInformation&gt;Bluefin Information Page&lt;/a&gt;&lt;/p&gt;&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MC Air Filters</text:p>
          </table:table-cell>
          <table:table-cell office:value-type="float" office:value="0" calcext:value-type="float">
            <text:p>0</text:p>
          </table:table-cell>
          <table:table-cell office:value-type="string" calcext:value-type="string">
            <text:p>/BMC Air Filters/BMC Banner.jpg</text:p>
          </table:table-cell>
          <table:table-cell office:value-type="string" calcext:value-type="string">
            <text:p>&lt;div class='linkbox_container'&gt;  &lt;div class='linkbox bmcairbox'&gt;    &lt;a href='/BMCReplacementFilters'&gt;&lt;/a&gt;    &lt;div class='description'&gt;      &lt;p class='description_content'&gt;BMC Air Filters Info&lt;/p&gt;    &lt;/div&gt;  &lt;/div&gt;    &lt;div class='linkbox bmccaibox'&gt;    &lt;a href='/BMCColdAirIntakes'&gt;&lt;/a&gt;    &lt;div class='description'&gt;      &lt;p class='description_content'&gt;BMC CAI Info&lt;/p&gt;    &lt;/div&gt;  &lt;/div&gt;&lt;/div&gt;&lt;div class='infobox_container notopmargin'&gt;&lt;div class='infobox fullbox'&gt;&lt;p&gt;In this section&amp;#44; you can browse all &lt;b&gt;BMC Air Filters&lt;/b&gt; Products&lt;/p&gt;</text:p>
            <text:p>&lt;p&gt;If you want to find &lt;b&gt;BMC Air Filters&lt;/b&gt; Products specifically for your car&amp;#44; then please visit&lt;/p&gt;</text:p>
            <text:p>&lt;a class='tpbutton' href='/FindStuffForMyCar'&gt;Find Stuff For My Car&lt;/a&gt;</text:p>
            <text:p/>
            <text:p>&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text:p>
          </table:table-cell>
          <table:table-cell office:value-type="string" calcext:value-type="string">
            <text:p>Bikes</text:p>
          </table:table-cell>
          <table:table-cell office:value-type="float" office:value="0" calcext:value-type="float">
            <text:p>0</text:p>
          </table:table-cell>
          <table:table-cell office:value-type="string" calcext:value-type="string">
            <text:p>/BMC Air Filters/Bikes.jpg</text:p>
          </table:table-cell>
          <table:table-cell office:value-type="string" calcext:value-type="string">
            <text:p>&lt;div class='infobox_container'&gt;&lt;div class='infobox fullbox longbox'&gt;    &lt;div class='longbox_pic'&gt;</text:p>
            <text:p>      &lt;img src='images/Tigersoft Performance/bike_filter.JPG' alt='BMC Bike Filters at Tigersoft Performance' /&gt;</text:p>
            <text:p>    &lt;/div&gt;</text:p>
            <text:p>    &lt;div class='longbox_text'&gt;</text:p>
            <text:p>      &lt;h2&gt;Bike Filters&lt;/h2&gt;</text:p>
            <text:p>      &lt;p&gt;The knowledge and experience gained on track is transferred to street production in order to offer performance products&amp;#44; tested and in continuous evolution&amp;#44; designed to satisfy the requirements of the most demanding motorcyclists. The materials used in production are of the highest standard: filters are made in one single piece with no welded joints thus avoiding breakage; the filtering material is composed of a special cotton gauze soaked with low viscosity oil and covered with an epoxy coated alloy mesh to ensure protection from petrol fumes and oxidization due to air humidity. Furthermore the cotton has the advantage of being washable and therefore reusable. In this way BMC air filters guarantee superior air capacity in respect to traditional paper filters enabling minimum loss of power in the air flow and therefore obtaining better performance from the engine.&lt;/p&gt;&lt;/div&gt;&lt;/div&gt;</text:p>
          </table:table-cell>
          <table:table-cell table:number-columns-repeated="3" office:value-type="string" calcext:value-type="string">
            <text:p>\N</text:p>
          </table:table-cell>
          <table:table-cell office:value-type="float" office:value="200" calcext:value-type="float">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Bike Filters for Direct Induction</text:p>
          </table:table-cell>
          <table:table-cell office:value-type="string" calcext:value-type="string">
            <text:p>Bike Filters for Direct Induction</text:p>
          </table:table-cell>
          <table:table-cell office:value-type="string" calcext:value-type="string">
            <text:p>BIKE FILTER FOR DIRECT INDUCTION</text:p>
          </table:table-cell>
          <table:table-cell office:value-type="string" calcext:value-type="string">
            <text:p>/BMC Air Filters/BikeDirectInduction.jpe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CRF – Carbon Racing Filters – Bikes</text:p>
          </table:table-cell>
          <table:table-cell office:value-type="string" calcext:value-type="string">
            <text:p>CRF – Carbon Racing Filters – Bikes</text:p>
          </table:table-cell>
          <table:table-cell office:value-type="string" calcext:value-type="string">
            <text:p>CRF - CARBON RACING FILTERS - BIKE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Standard Bike Filters</text:p>
          </table:table-cell>
          <table:table-cell office:value-type="string" calcext:value-type="string">
            <text:p>Standard Bike Filters</text:p>
          </table:table-cell>
          <table:table-cell office:value-type="string" calcext:value-type="string">
            <text:p>STANDARD BIKE FILTERS</text:p>
          </table:table-cell>
          <table:table-cell office:value-type="string" calcext:value-type="string">
            <text:p>/BMC Air Filters/bike_filter.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MC Accessories</text:p>
          </table:table-cell>
          <table:table-cell office:value-type="string" calcext:value-type="string">
            <text:p>BMC Accessories</text:p>
          </table:table-cell>
          <table:table-cell office:value-type="string" calcext:value-type="string">
            <text:p>BMC ACCESSORIES</text:p>
          </table:table-cell>
          <table:table-cell office:value-type="string" calcext:value-type="string">
            <text:p>/BMC Air Filters/cdaaccessories.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nical Filters</text:p>
          </table:table-cell>
          <table:table-cell office:value-type="string" calcext:value-type="string">
            <text:p>Conical Filters</text:p>
          </table:table-cell>
          <table:table-cell office:value-type="float" office:value="0" calcext:value-type="float">
            <text:p>0</text:p>
          </table:table-cell>
          <table:table-cell office:value-type="string" calcext:value-type="string">
            <text:p>/BMC Air Filters/TwinAir.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nical Filters^Single Air Filters</text:p>
          </table:table-cell>
          <table:table-cell office:value-type="string" calcext:value-type="string">
            <text:p>Single Air Filters</text:p>
          </table:table-cell>
          <table:table-cell office:value-type="string" calcext:value-type="string">
            <text:p>SINGLE AIR FILTER</text:p>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nical Filters^Specific Kits</text:p>
          </table:table-cell>
          <table:table-cell office:value-type="string" calcext:value-type="string">
            <text:p>Specific Kits</text:p>
          </table:table-cell>
          <table:table-cell office:value-type="string" calcext:value-type="string">
            <text:p>SPECIFIC KITS</text:p>
          </table:table-cell>
          <table:table-cell office:value-type="string" calcext:value-type="string">
            <text:p>/BMC Air Filters/SpecificKits.jpe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nical Filters^Twin Air Filters</text:p>
          </table:table-cell>
          <table:table-cell office:value-type="string" calcext:value-type="string">
            <text:p>Twin Air Filters</text:p>
          </table:table-cell>
          <table:table-cell office:value-type="string" calcext:value-type="string">
            <text:p>TWIN AIR FILTER</text:p>
          </table:table-cell>
          <table:table-cell office:value-type="string" calcext:value-type="string">
            <text:p>/BMC Air Filters/TwinAir.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Replacement Air Filters</text:p>
          </table:table-cell>
          <table:table-cell office:value-type="string" calcext:value-type="string">
            <text:p>Replacement Air Filters</text:p>
          </table:table-cell>
          <table:table-cell office:value-type="string" calcext:value-type="string">
            <text:p>CAR FILTERS</text:p>
          </table:table-cell>
          <table:table-cell office:value-type="string" calcext:value-type="string">
            <text:p>/BMC Air Filters/filtro_piatto.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text:p>
          </table:table-cell>
          <table:table-cell office:value-type="string" calcext:value-type="string">
            <text:p>Cold Air Intakes</text:p>
          </table:table-cell>
          <table:table-cell office:value-type="float" office:value="0" calcext:value-type="float">
            <text:p>0</text:p>
          </table:table-cell>
          <table:table-cell office:value-type="string" calcext:value-type="string">
            <text:p>/BMC Air Filters/BMCCAI.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CDA – Carbon Dynamic Airbox</text:p>
          </table:table-cell>
          <table:table-cell office:value-type="string" calcext:value-type="string">
            <text:p>CDA – Carbon Dynamic Airbox</text:p>
          </table:table-cell>
          <table:table-cell office:value-type="string" calcext:value-type="string">
            <text:p>CDA - CARBON DYNAMIC AIRBOX</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CDA – Carbon Dynamic Airbox</text:p>
          </table:table-cell>
          <table:table-cell office:value-type="string" calcext:value-type="string">
            <text:p>CDA – Carbon Dynamic Airbox</text:p>
          </table:table-cell>
          <table:table-cell office:value-type="string" calcext:value-type="string">
            <text:p>CDA - CARBON DYNAMIC AIRBOX – CARS</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CRF – Carbon Racing Filters</text:p>
          </table:table-cell>
          <table:table-cell office:value-type="string" calcext:value-type="string">
            <text:p>CRF – Carbon Racing Filters</text:p>
          </table:table-cell>
          <table:table-cell office:value-type="string" calcext:value-type="string">
            <text:p>CRF - CARBON RACING FILTERS - CAR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float" office:value="40" calcext:value-type="float">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DIA – Direct Intake Airsystem</text:p>
          </table:table-cell>
          <table:table-cell office:value-type="string" calcext:value-type="string">
            <text:p>DIA – Direct Intake Airsystem</text:p>
          </table:table-cell>
          <table:table-cell office:value-type="string" calcext:value-type="string">
            <text:p>DIA - DIRECT INTAKE AIRSYSTEM</text:p>
          </table:table-cell>
          <table:table-cell office:value-type="string" calcext:value-type="string">
            <text:p>/BMC Air Filters/dia.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old Air Intakes^OTA – Oval Trumpet Airbox</text:p>
          </table:table-cell>
          <table:table-cell office:value-type="string" calcext:value-type="string">
            <text:p>OTA – Oval Trumpet Airbox</text:p>
          </table:table-cell>
          <table:table-cell office:value-type="string" calcext:value-type="string">
            <text:p>OTA - OVAL TRUMPET AIRBOX</text:p>
          </table:table-cell>
          <table:table-cell office:value-type="string" calcext:value-type="string">
            <text:p>/BMC Air Filters/bmc_ota.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Merchandising</text:p>
          </table:table-cell>
          <table:table-cell office:value-type="string" calcext:value-type="string">
            <text:p>Merchandising</text:p>
          </table:table-cell>
          <table:table-cell office:value-type="string" calcext:value-type="string">
            <text:p>MERCHANDISING</text:p>
          </table:table-cell>
          <table:table-cell office:value-type="string" calcext:value-type="string">
            <text:p>/BMC Air Filters/Merchandising.jpeg</text:p>
          </table:table-cell>
          <table:table-cell/>
          <table:table-cell table:number-columns-repeated="3" office:value-type="string" calcext:value-type="string">
            <text:p>\N</text:p>
          </table:table-cell>
          <table:table-cell office:value-type="float" office:value="50" calcext:value-type="float">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Washing Kits</text:p>
          </table:table-cell>
          <table:table-cell office:value-type="string" calcext:value-type="string">
            <text:p>Washing Kits</text:p>
          </table:table-cell>
          <table:table-cell office:value-type="string" calcext:value-type="string">
            <text:p>WASHING KITS</text:p>
          </table:table-cell>
          <table:table-cell office:value-type="string" calcext:value-type="string">
            <text:p>/BMC Air Filters/WashingKits.jpeg</text:p>
          </table:table-cell>
          <table:table-cell/>
          <table:table-cell table:number-columns-repeated="3" office:value-type="string" calcext:value-type="string">
            <text:p>\N</text:p>
          </table:table-cell>
          <table:table-cell office:value-type="float" office:value="40" calcext:value-type="float">
            <text:p>40</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al Inspection</text:p>
          </table:table-cell>
          <table:table-cell office:value-type="float" office:value="0" calcext:value-type="float">
            <text:p>0</text:p>
          </table:table-cell>
          <table:table-cell office:value-type="string" calcext:value-type="string">
            <text:p>/FIStore/BannerFinalInspection.png</text:p>
          </table:table-cell>
          <table:table-cell office:value-type="string" calcext:value-type="string">
            <text:p><text:s/>&lt;div class='infobox_container'&gt;&lt;div class='infobox fullbox longbox'&gt; <text:s text:c="3"/>&lt;div class='longbox_pic'&gt; <text:s text:c="5"/>&lt;img src='images/FIStore/JohnDetailing.jpg' alt='We Use Final Inspection Products at Tigersoft Performance'&gt; <text:s text:c="3"/>&lt;/div&gt; <text:s text:c="3"/>&lt;div class='longbox_text'&gt; <text:s text:c="5"/>&lt;h2&gt;Buy from the experts&lt;/h2&gt; <text:s text:c="5"/>&lt;p&gt;When you buy Final Inspection products through Tigersoft Performance&amp;#44 you are not simply buying from another retailer. We use these products every day detailing the cars of our customers to perfection&amp;#44 we know them inside and out. And so when you buy through us&amp;#44 you also get expert advise from professionals that actually use the products they are selling.&lt;/p&gt; <text:s text:c="3"/>&lt;/div&gt; <text:s/>&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Accessories</text:p>
          </table:table-cell>
          <table:table-cell office:value-type="string" calcext:value-type="string">
            <text:p>Accessories</text:p>
          </table:table-cell>
          <table:table-cell office:value-type="float" office:value="0" calcext:value-type="float">
            <text:p>0</text:p>
          </table:table-cell>
          <table:table-cell office:value-type="string" calcext:value-type="string">
            <text:p>/FIStore/Accessori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Bundles and Kits</text:p>
          </table:table-cell>
          <table:table-cell office:value-type="string" calcext:value-type="string">
            <text:p>Bundles and Kits</text:p>
          </table:table-cell>
          <table:table-cell office:value-type="float" office:value="0" calcext:value-type="float">
            <text:p>0</text:p>
          </table:table-cell>
          <table:table-cell office:value-type="string" calcext:value-type="string">
            <text:p>/FIStore/Kit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Exterior Cleaning</text:p>
          </table:table-cell>
          <table:table-cell office:value-type="string" calcext:value-type="string">
            <text:p>Exterior Cleaning</text:p>
          </table:table-cell>
          <table:table-cell office:value-type="float" office:value="0" calcext:value-type="float">
            <text:p>0</text:p>
          </table:table-cell>
          <table:table-cell office:value-type="string" calcext:value-type="string">
            <text:p>/FIStore/ExteriorCleaning.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Glass</text:p>
          </table:table-cell>
          <table:table-cell office:value-type="string" calcext:value-type="string">
            <text:p>Glass</text:p>
          </table:table-cell>
          <table:table-cell office:value-type="float" office:value="0" calcext:value-type="float">
            <text:p>0</text:p>
          </table:table-cell>
          <table:table-cell office:value-type="string" calcext:value-type="string">
            <text:p>/FIStore/Glas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Interior Cleaning</text:p>
          </table:table-cell>
          <table:table-cell office:value-type="string" calcext:value-type="string">
            <text:p>Interior Cleaning</text:p>
          </table:table-cell>
          <table:table-cell office:value-type="float" office:value="0" calcext:value-type="float">
            <text:p>0</text:p>
          </table:table-cell>
          <table:table-cell office:value-type="string" calcext:value-type="string">
            <text:p>/FIStore/InteriorCleaning.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Leather Care</text:p>
          </table:table-cell>
          <table:table-cell office:value-type="string" calcext:value-type="string">
            <text:p>Leather Care</text:p>
          </table:table-cell>
          <table:table-cell office:value-type="float" office:value="0" calcext:value-type="float">
            <text:p>0</text:p>
          </table:table-cell>
          <table:table-cell office:value-type="string" calcext:value-type="string">
            <text:p>/FIStore/LeatherCa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NanoFibre</text:p>
          </table:table-cell>
          <table:table-cell office:value-type="string" calcext:value-type="string">
            <text:p>NanoFibre</text:p>
          </table:table-cell>
          <table:table-cell office:value-type="float" office:value="0" calcext:value-type="float">
            <text:p>0</text:p>
          </table:table-cell>
          <table:table-cell office:value-type="string" calcext:value-type="string">
            <text:p>/FIStore/Nanofib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Decontamination</text:p>
          </table:table-cell>
          <table:table-cell office:value-type="string" calcext:value-type="string">
            <text:p>Paint Decontamination</text:p>
          </table:table-cell>
          <table:table-cell office:value-type="float" office:value="0" calcext:value-type="float">
            <text:p>0</text:p>
          </table:table-cell>
          <table:table-cell office:value-type="string" calcext:value-type="string">
            <text:p>/FIStore/PaintDecontamina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es</text:p>
          </table:table-cell>
          <table:table-cell office:value-type="string" calcext:value-type="string">
            <text:p>Paint Polishes</text:p>
          </table:table-cell>
          <table:table-cell office:value-type="float" office:value="0" calcext:value-type="float">
            <text:p>0</text:p>
          </table:table-cell>
          <table:table-cell office:value-type="string" calcext:value-type="string">
            <text:p>/FIStore/PaintPolish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Accessories</text:p>
          </table:table-cell>
          <table:table-cell office:value-type="string" calcext:value-type="string">
            <text:p>Paint Polishing Accessories</text:p>
          </table:table-cell>
          <table:table-cell office:value-type="float" office:value="0" calcext:value-type="float">
            <text:p>0</text:p>
          </table:table-cell>
          <table:table-cell office:value-type="string" calcext:value-type="string">
            <text:p>/FIStore/PolishingAccessori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Pads</text:p>
          </table:table-cell>
          <table:table-cell office:value-type="string" calcext:value-type="string">
            <text:p>Paint Polishing Pads</text:p>
          </table:table-cell>
          <table:table-cell office:value-type="float" office:value="0" calcext:value-type="float">
            <text:p>0</text:p>
          </table:table-cell>
          <table:table-cell office:value-type="string" calcext:value-type="string">
            <text:p>/FIStore/PaintCorrec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rotection</text:p>
          </table:table-cell>
          <table:table-cell office:value-type="string" calcext:value-type="string">
            <text:p>Paint Protection</text:p>
          </table:table-cell>
          <table:table-cell office:value-type="float" office:value="0" calcext:value-type="float">
            <text:p>0</text:p>
          </table:table-cell>
          <table:table-cell office:value-type="string" calcext:value-type="string">
            <text:p>/FIStore/PaintProtec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Wheel Care</text:p>
          </table:table-cell>
          <table:table-cell office:value-type="string" calcext:value-type="string">
            <text:p>Wheel Care</text:p>
          </table:table-cell>
          <table:table-cell office:value-type="float" office:value="0" calcext:value-type="float">
            <text:p>0</text:p>
          </table:table-cell>
          <table:table-cell office:value-type="string" calcext:value-type="string">
            <text:p>/FIStore/WheelCa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d Stuff For My Car</text:p>
          </table:table-cell>
          <table:table-cell office:value-type="float" office:value="0" calcext:value-type="float">
            <text:p>0</text:p>
          </table:table-cell>
          <table:table-cell office:value-type="string" calcext:value-type="string">
            <text:p>/Tigersoft Performance/TPLogoLightBG400.png</text:p>
          </table:table-cell>
          <table:table-cell office:value-type="string" calcext:value-type="string">
            <text:p>&lt;div class='infobox_container'&gt;&lt;div class='infobox fullbox'&gt;&lt;p&gt;Searching through this section will help you find products that we have available specifically for your car.&lt;/p&gt;&lt;p&gt;You can find more information about the products we have available in this section by clicking on one of the links below&lt;/p&gt;&lt;h3&gt;To begin&amp;#44; please select the MAKE of your car...&lt;/h3&gt;&lt;/div&gt;&lt;/div&gt;</text:p>
            <text:p/>
            <text:p>&lt;div class='linkbox_container'&gt;</text:p>
            <text:p/>
            <text:p>  &lt;div class='linkbox smalllink bluefinbox'&gt;</text:p>
            <text:p>    &lt;a href='/BluefinInformation'&gt;&lt;/a&gt;</text:p>
            <text:p>    &lt;div class='description'&gt;</text:p>
            <text:p>      &lt;p class='description_content'&gt;Bluefin Info&lt;/p&gt;</text:p>
            <text:p>    &lt;/div&gt;</text:p>
            <text:p>  &lt;/div&gt;</text:p>
            <text:p/>
            <text:p>  &lt;div class='linkbox smalllink superchipsbox'&gt;</text:p>
            <text:p>    &lt;a href='/SuperchipsInformation'&gt;&lt;/a&gt;</text:p>
            <text:p>    &lt;div class='description'&gt;</text:p>
            <text:p>      &lt;p class='description_content'&gt;Superchips Info&lt;/p&gt;</text:p>
            <text:p>    &lt;/div&gt;</text:p>
            <text:p>  &lt;/div&gt;</text:p>
            <text:p/>
            <text:p>  &lt;div class='linkbox smalllink bmcairbox'&gt;</text:p>
            <text:p>    &lt;a href='/BMCReplacementFilters'&gt;&lt;/a&gt;</text:p>
            <text:p>    &lt;div class='description'&gt;</text:p>
            <text:p>      &lt;p class='description_content'&gt;BMC Air Filters Info&lt;/p&gt;</text:p>
            <text:p>    &lt;/div&gt;</text:p>
            <text:p>  &lt;/div&gt;</text:p>
            <text:p/>
            <text:p>  &lt;div class='linkbox smalllink bmccaibox'&gt;</text:p>
            <text:p>    &lt;a href='/BMCColdAirIntakes'&gt;&lt;/a&gt;</text:p>
            <text:p>    &lt;div class='description'&gt;</text:p>
            <text:p>      &lt;p class='description_content'&gt;BMC CAI Info&lt;/p&gt;</text:p>
            <text:p>    &lt;/div&gt;</text:p>
            <text:p>  &lt;/div&gt;</text:p>
            <text:p>&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Martini Racing</text:p>
          </table:table-cell>
          <table:table-cell office:value-type="float" office:value="0" calcext:value-type="float">
            <text:p>0</text:p>
          </table:table-cell>
          <table:table-cell office:value-type="string" calcext:value-type="string">
            <text:p>/Martini Racing/logo.gif</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Superchips</text:p>
          </table:table-cell>
          <table:table-cell office:value-type="float" office:value="0" calcext:value-type="float">
            <text:p>0</text:p>
          </table:table-cell>
          <table:table-cell office:value-type="string" calcext:value-type="string">
            <text:p>/Superchips/BannerSuperchip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Martini Racing^Brake Fluid</text:p>
          </table:table-cell>
          <table:table-cell office:value-type="string" calcext:value-type="string">
            <text:p>Brake Fluid</text:p>
          </table:table-cell>
          <table:table-cell office:value-type="float" office:value="0" calcext:value-type="float">
            <text:p>0</text:p>
          </table:table-cell>
          <table:table-cell office:value-type="string" calcext:value-type="string">
            <text:p>HD500_Studio_Session-043_LOW_R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Martini Racing^Super Products</text:p>
          </table:table-cell>
          <table:table-cell office:value-type="string" calcext:value-type="string">
            <text:p>Super Products</text:p>
          </table:table-cell>
          <table:table-cell office:value-type="float" office:value="0" calcext:value-type="float">
            <text:p>0</text:p>
          </table:table-cell>
          <table:table-cell office:value-type="string" calcext:value-type="string">
            <text:p>categories/Super_Boost_pic_online_sto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Martini Racing^Lubricants</text:p>
          </table:table-cell>
          <table:table-cell office:value-type="string" calcext:value-type="string">
            <text:p>Lubricants</text:p>
          </table:table-cell>
          <table:table-cell office:value-type="float" office:value="0" calcext:value-type="float">
            <text:p>0</text:p>
          </table:table-cell>
          <table:table-cell office:value-type="string" calcext:value-type="string">
            <text:p>categories/Martini-Racing.jpg</text:p>
          </table:table-cell>
          <table:table-cell office:value-type="string" calcext:value-type="string">
            <text:p>&lt;div class='infobox_container'&gt; <text:s/>&lt;div class='infobox fullbox'&gt; <text:s text:c="3"/>&lt;h2&gt;Martini Grand Prix Lubricant Range&lt;/h2&gt; <text:s text:c="3"/>&lt;p&gt;Martini Racing Products Produces a huge range of conventional service lubricants . These are made to very high quality standards but are made available at a very attractive price point when compared to "brand name" service lubricant manufacturers.&lt;/p&gt; <text:s text:c="6"/>&lt;h2&gt;Martini Synthetic Engine Lubricant Range&lt;/h2&gt; <text:s text:c="3"/>&lt;p&gt;Martini Racing Products manufactures a complete range of synthetic engine oils for a variety of applications in line with our "Competition Fluids Management Program"&lt;/p&gt; <text:s text:c="3"/>&lt;p&gt;All our Motor oils now have the added benefits of " Superlube" technology built into every drop of our product.&lt;/p&gt; <text:s text:c="3"/>&lt;p&gt;Backed up by dyno results and championship trophies, Martini Racing Synthetic Engine Oils are market leaders in the horsepower and reliability stakes. These qualities are reflected in track results and season reliability records re-set time again and again when using our range of products.&lt;/p&gt; <text:s text:c="3"/>&lt;/div&gt; <text:s/>&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Martini Racing^Lubricants^Sint R/T Motor Oil</text:p>
          </table:table-cell>
          <table:table-cell office:value-type="string" calcext:value-type="string">
            <text:p>Sint R/T Motor Oil</text:p>
          </table:table-cell>
          <table:table-cell office:value-type="float" office:value="0" calcext:value-type="float">
            <text:p>0</text:p>
          </table:table-cell>
          <table:table-cell office:value-type="string" calcext:value-type="string">
            <text:p>categories/sint50_online_sto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number-rows-repeated="1048511">
          <table:table-cell table:number-columns-repeated="11"/>
        </table:table-row>
        <table:table-row table:style-name="ro3" table:number-rows-repeated="5">
          <table:table-cell table:number-columns-repeated="11"/>
        </table:table-row>
        <table:table-row table:style-name="ro3">
          <table:table-cell table:number-columns-repeated="11"/>
        </table:table-row>
      </table:table>
      <table:named-expressions/>
      <table:database-ranges>
        <table:database-range table:name="__Anonymous_Sheet_DB__0" table:target-range-address="Sheet1.A1:Sheet1.AMJ104857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4">00/00/0000</text:date>, <text:time style:data-style-name="N2" text:time-value="22:02:52.1106043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4T22:06:04.717526812</dc:date>
    <meta:generator>LibreOffice/4.2.7.2$Linux_X86_64 LibreOffice_project/420m0$Build-2</meta:generator>
    <meta:editing-duration>P2DT7H25M43S</meta:editing-duration>
    <meta:editing-cycles>45</meta:editing-cycles>
    <meta:document-statistic meta:table-count="1" meta:cell-count="588" meta:object-count="0"/>
  </office:meta>
</office:document-meta>
</file>